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Open Sans" svg:font-family="'Open Sans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</style:style>
    <style:style style:name="P2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Open Sans" fo:font-size="10.5pt" fo:letter-spacing="normal" fo:font-style="normal" fo:font-weight="normal"/>
    </style:style>
    <style:style style:name="P3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officeooo:rsid="0022208c" officeooo:paragraph-rsid="000c946a"/>
    </style:style>
    <style:style style:name="P4" style:family="paragraph" style:parent-style-name="Standard">
      <style:text-properties fo:color="#000000"/>
    </style:style>
    <style:style style:name="P5" style:family="paragraph" style:parent-style-name="Standard">
      <style:paragraph-properties fo:text-align="justify" style:justify-single-word="false"/>
      <style:text-properties fo:color="#000000" fo:font-weight="normal" officeooo:rsid="0022208c" officeooo:paragraph-rsid="000c946a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variant="normal" fo:text-transform="none" fo:color="#333333" style:font-name="Open Sans" fo:font-size="10.5pt" fo:letter-spacing="normal" fo:font-style="normal" fo:font-weight="bold"/>
    </style:style>
    <style:style style:name="T3" style:family="text">
      <style:text-properties fo:font-variant="normal" fo:text-transform="none" fo:color="#333333" style:font-name="Open Sans" fo:font-size="10.5pt" fo:letter-spacing="normal" fo:font-style="normal" fo:font-weight="normal" style:font-weight-asian="normal" style:font-weight-complex="normal"/>
    </style:style>
    <style:style style:name="T4" style:family="text">
      <style:text-properties fo:font-variant="normal" fo:text-transform="none" fo:color="#333333" style:font-name="Open Sans" fo:font-size="10.5pt" fo:letter-spacing="normal" fo:font-style="normal" fo:font-weight="normal" officeooo:rsid="0022208c" style:font-weight-asian="normal" style:font-weight-complex="normal"/>
    </style:style>
    <style:style style:name="T5" style:family="text">
      <style:text-properties fo:font-variant="normal" fo:text-transform="none" style:font-name="Open Sans" fo:font-size="10.5pt" fo:letter-spacing="normal" fo:font-style="normal" fo:font-weight="normal" style:font-weight-asian="normal" style:font-weight-complex="normal"/>
    </style:style>
    <style:style style:name="T6" style:family="text">
      <style:text-properties fo:font-variant="normal" fo:text-transform="none" style:font-name="Open Sans" fo:font-size="10.5pt" fo:letter-spacing="normal" fo:font-style="normal" fo:font-weight="normal" officeooo:rsid="0022208c" style:font-weight-asian="normal" style:font-weight-complex="normal"/>
    </style:style>
    <style:style style:name="T7" style:family="text">
      <style:text-properties fo:font-variant="normal" fo:text-transform="none" style:font-name="Open Sans" fo:font-size="10.5pt" fo:letter-spacing="normal" fo:font-style="normal" fo:font-weight="bold"/>
    </style:style>
    <style:style style:name="T8" style:family="text">
      <style:text-properties fo:font-variant="normal" fo:text-transform="none" fo:color="#000000" style:font-name="Open Sans" fo:font-size="10.5pt" fo:letter-spacing="normal" fo:font-style="normal" fo:font-weight="normal" style:font-weight-asian="normal" style:font-weight-complex="normal"/>
    </style:style>
    <style:style style:name="T9" style:family="text">
      <style:text-properties fo:font-variant="normal" fo:text-transform="none" fo:color="#000000" style:font-name="Open Sans" fo:font-size="10.5pt" fo:letter-spacing="normal" fo:font-style="normal" fo:font-weight="normal" officeooo:rsid="0022208c" style:font-weight-asian="normal" style:font-weight-complex="normal"/>
    </style:style>
    <style:style style:name="T10" style:family="text">
      <style:text-properties fo:font-variant="normal" fo:text-transform="none" fo:color="#000000" style:font-name="Open Sans" fo:font-size="10.5pt" fo:letter-spacing="normal" fo:font-style="normal" fo:font-weight="bold"/>
    </style:style>
    <style:style style:name="T11" style:family="text">
      <style:text-properties officeooo:rsid="000dd370"/>
    </style:style>
    <style:style style:name="T12" style:family="text">
      <style:text-properties officeooo:rsid="000e0090"/>
    </style:style>
    <style:style style:name="T13" style:family="text">
      <style:text-properties officeooo:rsid="000f7d7f"/>
    </style:style>
    <style:style style:name="T14" style:family="text">
      <style:text-properties officeooo:rsid="000fb43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Autor: Juliano Leonardo Soares</text:p>
      <text:p text:style-name="P5">Curso: Ciência da Computação</text:p>
      <text:p text:style-name="P3"><text:span text:style-name="Strong_20_Emphasis"><text:span text:style-name="T8">Disciplina: Empreendedorismo B</text:span></text:span></text:p>
      <text:p text:style-name="P3"><text:span text:style-name="Strong_20_Emphasis"><text:span text:style-name="T9"/></text:span></text:p>
      <text:p text:style-name="P1"><text:span text:style-name="Strong_20_Emphasis"><text:span text:style-name="T10">Atividade 2</text:span></text:span></text:p>
      <text:p text:style-name="P2"><text:span text:style-name="T1">1)</text:span> Você acredita que a educação atual criada há mais de 200 anos é adequada para a formação de empreendedores nos dias de hoje? Argumente sobre a sua reflexão.</text:p>
      <text:p text:style-name="P2"><text:tab/><text:span text:style-name="T11">Não, a educação atual diminui a criatividade e rompe os sonhos, as crianças chegam nas escolas com a visão que o mundo ira ser descoberto diante de seus olhos com o passar do conhecimento dos professores, mas com o passar do tempo só querem se distanciar das escolas, a ponto de chorar para não ir para aula. Isso é muito claro, mas muitos da sociedade fingem não ver, é simples nas séries inicias ou antes de começar a estudar os pais das crianças as dizem que a escola vai mostrá-las o conhecimento e elas ficam animadas criam se divertem e quando iniciam nas aulas isso dura alguns anos, mas no meio algo acontece que a sociedade erra e essa esperança fica em poucos que lutam para serem diferentes.</text:span></text:p>
      <text:p text:style-name="P2"><text:tab/><text:span text:style-name="T11">A educação quer que sejamos alguém que não somos tudo para ter um emprego comum, isso não é culpa apenas das escolas mas da sociedade na medida que crescemos a sociedade inteira tenta destruir a criança que esta dentro de nós. E as pessoas só querem seguir a rotina que lhes disseram durante seu crescimento e estão condicionadas a uma vida sem propósitos, fazendo com que elas vejam que é ruim sonhar como um empreendedor e buscar a realização deles.</text:span></text:p>
      <text:p text:style-name="P2"><text:span text:style-name="T1">2)</text:span> No vídeo (link 2) Mauricio Benvenutti aponta que ter um "propósito claro" é importante para manter-se competitivo nos dias de hoje. Argumente em que medida o "propósito claro" está relacionado com o empreendedorismo e a criação de negócios.</text:p>
      <text:p text:style-name="P2"><text:tab/><text:span text:style-name="T13">Ter um proposito claro é importante, pois você busca o tempo todo ele, e se reinventa na medida que não consegue alcançá-lo você muda e gera novos conhecimentos, novas ideias, novos sonhos, e melhorias, e desempenham todos as diversificação para você se tornar único pela busca do seus proposito. Com tudo isso essas mudanças fazem você tornar-se muito competitivo, visto que seus concorrentes para esse proposito devem superá-lo, alcançá-lo e fazer melhor que você, mas se você muda o tempo todo pelo seu proposito fica difícil para seus concorrentes chegar onde você chegou. </text:span></text:p>
      <text:p text:style-name="P2"><text:span text:style-name="T1">3)</text:span> De acordo com Mauricio Benvenutti " a normalidade nunca mudou nada" e " a repetição não cria memórias". Você concorda? Reflita e discuta o que isto significa para o contexto do empreendedorismo (Se desejar, aponte aspectos positivos e negativos, ou posicione-se sobre estes apontamentos de forma favorável, contrária ou parcial). </text:p>
      <text:p text:style-name="P2"><text:tab/><text:span text:style-name="T14">Sim a repetição só gera rotinas automáticas e apenas novas experiencias criam noas memorias, ser normal não te destaca, Estas falas são muito importantes, por exemplo você dificilmente se lembrara de uma pessoa comum após muitos anos não a ver mas pessoas fora do comum e ou que fizeram algo muito diferente e lhe mostraram novas experiencias na tua vida você pode ate esquecer seu nome, mas o seu rosto ou qualidade você trara memorias antigas imediatamente. Portanto para empreendedores que mostram novas experiencias os tornam muito conhecidos e portanto muito desejados. </text:span></text:p>
      <text:p text:style-name="P2"><text:span text:style-name="T1">4)</text:span> A tecnologia está democratizando todos os setores da economia. De que forma você acredita que a tecnologia está impactando no empreendedorismo?</text:p>
      <text:p text:style-name="P2"><text:soft-page-break/>Observação: Caso desejar realizar uma leitura extra, disponibilizo um dos capítulos do livro em arquivo.pdf, escrito por Mauricio Benvenutti (título do livro: Incansáveis). Saliento que esta leitura extra é bastante interessante e rápida. Para fins da nossa disciplina de Empreendedorismo B, a leitura extra deste capítulo do livro em arquivo.pdf (do autor Mauricio Benvenutti) não possui atividades ou tarefas específicas previstas no Moodle.</text:p>
      <text:p text:style-name="P4"><text:tab/><text:span text:style-name="T12">A tecnologia como um todo esta fazendo as pessoas mudar a forma de se reinventar, maquinas substituem as pessoas em trabalhos corriqueiros e simples desde cálculos, mecanização agrícola, operários em fabricas substituídos por robôs, e estas pessoas precisam buscar novas formas de sobreviver assim as forçando a serem criativas e pensativas, pois a maquina consegue fazer rotinas automáticas, mas a tecnologia não consegue ser criativa e isso faz o empreendedorismo mudar as pessoas e precisam agora não só serem competitivas comparando com outras pessoas mas sim com máquinas também, a tecnologia gerou várias formas de empreender, chegou as startups e tudo mais gerando novos mercados e novas formas de negócio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Open Sans" svg:font-family="'Open Sans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6T16:53:22.002685841</meta:creation-date>
    <dc:date>2020-03-26T17:54:39.842585711</dc:date>
    <meta:editing-duration>PT12M3S</meta:editing-duration>
    <meta:editing-cycles>4</meta:editing-cycles>
    <meta:generator>LibreOffice/6.0.7.3$Linux_X86_64 LibreOffice_project/00m0$Build-3</meta:generator>
    <meta:document-statistic meta:table-count="0" meta:image-count="0" meta:object-count="0" meta:page-count="2" meta:paragraph-count="14" meta:word-count="720" meta:character-count="4447" meta:non-whitespace-character-count="3733"/>
  </office:meta>
</office:document-meta>
</file>